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automatic-styles>
    <style:style style:family="paragraph" style:name="a5802ce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text" style:name="aa35ec0" style:parent-style-name="Hyperlink">
      <style:text-properties style:text-underline-style="none" xlink:href="http://www.eins.de"/>
    </style:style>
    <style:style style:family="text" style:name="aed24d5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c35921" style:parent-style-name="Standard">
      <style:paragraph-properties fo:margin-left="7.5mm" fo:margin-right="0.0mm" fo:text-indent="-7.5mm"/>
    </style:style>
    <style:style style:family="paragraph" style:name="a5b88bc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45cb91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edf133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b26398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graphic" style:name="a0b7513" style:parent-style-name="Graphics">
      <style:graphic-properties fo:background-color="ffffff" fo:border-bottom="none" fo:border-left="none" fo:border-right="none" fo:border-top="none" fo:margin-left="3.19mm" fo:margin-right="0.0mm" fo:padding-bottom="0.02mm" fo:padding-left="0.02mm" fo:padding-right="0.02mm" fo:padding-top="0.02mm" style:horizontal-pos="right" style:horizontal-rel="paragraph" style:run-through="background" style:vertical-pos="from-top" style:vertical-rel="paragraph" style:wrap="parallel" style:wrap-contour="false" svg:y="0.11mm"/>
    </style:style>
    <style:style style:family="paragraph" style:name="a733e94" style:parent-style-name="Standard">
      <style:paragraph-properties fo:margin-left="15.01mm" fo:margin-right="0.0mm" fo:text-indent="-15.01mm"/>
      <style:text-properties fo:background-color="#ffff00" fo:country="US" fo:font-style="italic" fo:font-weight="bold" fo:language="en" style:font-name="Verdana" style:font-name-complex="Verdana" style:font-style-asian="italic" style:font-weight-asian="bold" style:text-underline-style="solid"/>
    </style:style>
    <style:style style:family="text" style:name="a451bf5" style:parent-style-name="Hyperlink">
      <style:text-properties fo:font-size="14.0pt" fo:font-weight="bold" style:font-name="Verdana" style:font-name-complex="Verdana" style:font-size-asian="14.0pt" style:font-weight-asian="bold" style:text-underline-style="none" xlink:href="http://www.eins.de"/>
    </style:style>
  </office:automatic-styles>
  <office:body>
    <office:text>
      <text:p text:style-name="a733e94"><draw:frame draw:style-name="a0b7513" draw:z-index="7" svg:height="22.23mm" svg:width="22.49mm" svg:y="0.11mm" text:anchor-type="paragraph"><draw:image xlink:actuate="onLoad" xlink:href="Pictures/10000000000004220000041F33B1CA27.png" xlink:show="embed" xlink:type="simple"/><draw:text-box/></draw:frame></text:p>
      <text:p text:style-name="ab26398"/>
      <text:p text:style-name="aedf133"/>
      <text:p text:style-name="a45cb91"/>
      <text:p text:style-name="a5b88bc"/>
      <text:p text:style-name="ac35921"><text:a xlink:href="http://www.eins.de"><text:span text:style-name="a451bf5"><text:s/><text:s/></text:span></text:a></text:p>
      <text:p text:style-name="a5802ce"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DE" fo:font-size="12.0pt" fo:language="de" style:font-name="Times New Roman" style:font-name-asian="Times New Roman" style:font-name-complex="Times New Roman" style:font-size-asian="12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roid Sans Fallback" style:font-name-complex="FreeSans" style:font-size-asian="14.0pt"/>
    </style:style>
    <style:style style:default-outline-level="1" style:display-name="Heading 1" style:family="paragraph" style:name="Heading_20_1" style:next-style-name="Standard" style:parent-style-name="Standard">
      <style:paragraph-properties fo:margin-bottom="5.29mm" fo:margin-top="4.23mm"/>
      <style:text-properties fo:font-size="17.0pt" fo:font-weight="bold" style:font-name="RotisSerif" style:font-name-complex="RotisSerif" style:font-size-asian="17.0pt" style:font-weight-asian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Index" style:parent-style-name="Standard">
      <style:text-properties style:font-name-complex="FreeSans1" style:font-size-asian="12.0pt"/>
    </style:style>
    <style:style style:display-name="Tahoma 16" style:family="paragraph" style:name="Tahoma_20_16" style:next-style-name="Standard" style:parent-style-name="Standard">
      <style:paragraph-properties/>
      <style:text-properties fo:font-size="16.0pt" style:font-name="Tahoma" style:font-name-complex="Tahoma" style:font-size-asian="16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display-name="Tahoma 16 Fett" style:family="paragraph" style:name="Tahoma_20_16_20_Fett" style:next-style-name="Standard" style:parent-style-name="Standard">
      <style:paragraph-properties/>
      <style:text-properties fo:font-size="16.0pt" fo:font-weight="bold" style:font-name="Tahoma" style:font-name-asian="Arial Unicode MS" style:font-name-complex="Tahoma" style:font-size-asian="16.0pt" style:font-weight-asian="bold"/>
    </style:style>
    <style:style style:family="text" style:name="Absatz-Standardschriftart" style:parent-style-name="default_character_style"/>
    <style:style style:display-name="Internet link" style:family="text" style:name="Internet_20_link" style:parent-style-name="Absatz-Standardschriftart">
      <style:text-properties fo:color="#0000ff" style:text-underline-style="solid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cdeacd" style:parent-style-name="Header">
      <style:text-properties fo:font-size="10.0pt" style:font-name="Verdana" style:font-name-complex="Verdana" style:font-size-asian="10.0pt"/>
    </style:style>
    <style:style style:family="paragraph" style:name="aec7713" style:parent-style-name="Header">
      <style:paragraph-properties fo:border-bottom="none" fo:border-left="none" fo:border-right="none" fo:border-top="0.18mm solid #000000" fo:padding-bottom="0.0mm" fo:padding-left="0.0mm" fo:padding-right="0.0mm" fo:padding-top="0.35mm"/>
      <style:text-properties fo:font-size="10.0pt" style:font-name="Verdana" style:font-name-complex="Verdana" style:font-size-asian="10.0pt"/>
    </style:style>
    <style:style style:family="text" style:name="ae216b0">
      <style:text-properties fo:font-size="10.0pt" style:font-name="Verdana" style:font-name-complex="Verdana" style:font-size-asian="10.0pt"/>
    </style:style>
    <style:style style:family="paragraph" style:name="a84fc95" style:parent-style-name="Header">
      <style:paragraph-properties>
        <style:tab-stops>
          <style:tab-stop style:position="16.002cm" style:type="right"/>
        </style:tab-stops>
      </style:paragraph-properties>
      <style:text-properties/>
    </style:style>
  </office:automatic-styles>
  <office:master-styles>
    <style:master-page style:name="Standard">
      <style:header>
        <text:p text:style-name="a84fc95"><text:span text:style-name="ae216b0">Handbuch Pastoralbüro<text:tab/>Kapitel 10 – 10.0 Inhaltsverzeichnis</text:span></text:p>
        <text:p text:style-name="aec7713"/>
        <text:p text:style-name="acdeacd"/>
      </style:head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4</dc:date>
    <meta:editing-cycles>2</meta:editing-cycles>
    <meta:editing-duration>PT0.006S</meta:editing-duration>
  </office:meta>
</office:document-meta>
</file>